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UBRO_ES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UBRO ESP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STIBAJ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ACTICAJ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OV. RANCH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OV. COMBUS.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OV. AGU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MARRADORES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EMOLQUES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RANSPORTE RESIDUOS PELIGROSO/ESPECIALES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RUBRO_ESP" table:cell-range-address="RUBRO_ESP.$A$1:RUBRO_ESP.$B$9" table:base-cell-address="RUBRO_ESP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7:58Z</meta:creation-date>
    <dc:date>2019-12-12T00:55:16Z</dc:date>
  </office:meta>
</office:document-meta>
</file>